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157000000A7F03B181F4E9E1327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Arial2" svg:font-family="Ari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928cm" fo:margin-left="0cm" fo:margin-top="0cm" fo:margin-bottom="0cm" fo:break-before="auto" fo:break-after="auto" table:align="left"/>
    </style:style>
    <style:style style:name="Table1.A" style:family="table-column">
      <style:table-column-properties style:column-width="4.366cm"/>
    </style:style>
    <style:style style:name="Table1.B" style:family="table-column">
      <style:table-column-properties style:column-width="11.56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e599" fo:padding="0.176cm" fo:border="1pt solid #000001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0.847cm"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="1pt solid #000000"/>
    </style:style>
    <style:style style:name="Table1.B6" style:family="table-cell">
      <style:table-cell-properties style:vertical-align="" fo:padding="0.176cm" fo:border="1pt solid #000000"/>
    </style:style>
    <style:style style:name="Table1.A7" style:family="table-cell">
      <style:table-cell-properties style:vertical-align="" fo:padding="0.176cm" fo:border="1pt solid #000000"/>
    </style:style>
    <style:style style:name="Table1.B7" style:family="table-cell">
      <style:table-cell-properties style:vertical-align="" fo:padding="0.176cm" fo:border="1pt solid #000000"/>
    </style:style>
    <style:style style:name="Table1.A8" style:family="table-cell">
      <style:table-cell-properties style:vertical-align="" fo:padding="0.176cm" fo:border="1pt solid #000000"/>
    </style:style>
    <style:style style:name="Table1.B8" style:family="table-cell">
      <style:table-cell-properties style:vertical-align="" fo:padding="0.176cm" fo:border="1pt solid #000000"/>
    </style:style>
    <style:style style:name="Table1.A9" style:family="table-cell">
      <style:table-cell-properties style:vertical-align="" fo:padding="0.176cm" fo:border="1pt solid #000000"/>
    </style:style>
    <style:style style:name="Table1.B9" style:family="table-cell">
      <style:table-cell-properties style:vertical-align="" fo:padding="0.176cm" fo:border="1pt solid #000000"/>
    </style:style>
    <style:style style:name="Table1.A10" style:family="table-cell">
      <style:table-cell-properties style:vertical-align="" fo:padding="0.176cm" fo:border="1pt solid #000000"/>
    </style:style>
    <style:style style:name="Table1.B10" style:family="table-cell">
      <style:table-cell-properties style:vertical-align="" fo:padding="0.176cm" fo:border="1pt solid #000000"/>
    </style:style>
    <style:style style:name="Table2" style:family="table">
      <style:table-properties style:width="15.928cm" fo:margin-left="0cm" fo:margin-top="0cm" fo:margin-bottom="0cm" fo:break-before="auto" fo:break-after="auto" table:align="left"/>
    </style:style>
    <style:style style:name="Table2.A" style:family="table-column">
      <style:table-column-properties style:column-width="4.26cm"/>
    </style:style>
    <style:style style:name="Table2.B" style:family="table-column">
      <style:table-column-properties style:column-width="11.66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e599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5.33cm"/>
    </style:style>
    <style:style style:name="Table3.B" style:family="table-column">
      <style:table-column-properties style:column-width="5.297cm"/>
    </style:style>
    <style:style style:name="Table3.C" style:family="table-column">
      <style:table-column-properties style:column-width="5.29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5" style:family="table">
      <style:table-properties style:width="15.926cm" fo:margin-left="0cm" fo:margin-top="0cm" fo:margin-bottom="0cm" fo:break-before="auto" fo:break-after="auto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fo:break-before="auto" fo:break-after="auto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fo:break-before="auto" fo:break-after="auto" table:align="left"/>
    </style:style>
    <style:style style:name="Table8.A" style:family="table-column">
      <style:table-column-properties style:column-width="15.92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5.926cm" fo:margin-left="0cm" fo:margin-top="0cm" fo:margin-bottom="0cm" fo:break-before="auto" fo:break-after="auto" table:align="left"/>
    </style:style>
    <style:style style:name="Table9.A" style:family="table-column">
      <style:table-column-properties style:column-width="15.92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fo:break-before="auto" fo:break-after="auto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fo:break-before="auto" fo:break-after="auto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fo:break-before="auto" fo:break-after="auto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fo:break-before="auto" fo:break-after="auto" table:align="left"/>
    </style:style>
    <style:style style:name="Table13.A" style:family="table-column">
      <style:table-column-properties style:column-width="15.92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line-height="115%" fo:break-before="auto" fo:break-after="auto"/>
    </style:style>
    <style:style style:name="P3" style:family="paragraph" style:parent-style-name="Standard">
      <style:paragraph-properties fo:line-height="115%" fo:break-before="auto" fo:break-after="auto"/>
      <style:text-properties style:font-name="Verdana" fo:background-color="#ffffff" style:font-name-asian="Verdana1" style:font-name-complex="Verdana1"/>
    </style:style>
    <style:style style:name="P4" style:family="paragraph" style:parent-style-name="Standard">
      <style:paragraph-properties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5" style:family="paragraph" style:parent-style-name="Standard">
      <style:paragraph-properties fo:line-height="115%"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6" style:family="paragraph" style:parent-style-name="Standard">
      <style:paragraph-properties fo:line-height="115%" fo:break-before="auto" fo:break-after="auto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break-before="auto" fo:break-after="auto"/>
      <style:text-properties fo:font-size="12pt" style:font-size-asian="12pt" style:font-size-complex="12pt"/>
    </style:style>
    <style:style style:name="P8" style:family="paragraph" style:parent-style-name="Standard">
      <style:paragraph-properties fo:line-height="200%" fo:text-align="justify" style:justify-single-word="false" fo:break-before="auto" fo:break-after="auto"/>
      <style:text-properties fo:font-size="12pt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 fo:break-before="auto" fo:break-after="auto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15%"/>
    </style:style>
    <style:style style:name="P11" style:family="paragraph" style:parent-style-name="Standard">
      <loext:graphic-properties draw:fill="solid" draw:fill-color="#ffffff"/>
      <style:paragraph-properties fo:line-height="115%" fo:background-color="#ffffff"/>
    </style:style>
    <style:style style:name="P12" style:family="paragraph" style:parent-style-name="Standard">
      <style:paragraph-properties fo:line-height="146%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line-height="100%" fo:orphans="0" fo:widows="0"/>
    </style:style>
    <style:style style:name="P15" style:family="paragraph" style:parent-style-name="Standard">
      <loext:graphic-properties draw:fill="solid" draw:fill-color="#ffffff"/>
      <style:paragraph-properties fo:line-height="100%" fo:orphans="0" fo:widows="0" fo:background-color="#ffffff"/>
    </style:style>
    <style:style style:name="P16" style:family="paragraph" style:parent-style-name="Standard">
      <style:paragraph-properties fo:line-height="115%"/>
      <style:text-properties style:font-name="Verdana" fo:font-size="9pt" fo:background-color="#ffffff" style:font-name-asian="Verdana1" style:font-size-asian="9pt" style:font-name-complex="Verdana1" style:font-size-complex="9pt"/>
    </style:style>
    <style:style style:name="P17" style:family="paragraph" style:parent-style-name="Standard">
      <style:paragraph-properties fo:line-height="115%"/>
      <style:text-properties style:font-name="Verdana" fo:font-size="9pt" fo:font-weight="bold" fo:background-color="#ffffff" style:font-name-asian="Verdana1" style:font-size-asian="9pt" style:font-weight-asian="bold" style:font-name-complex="Verdana1" style:font-size-complex="9pt"/>
    </style:style>
    <style:style style:name="P18" style:family="paragraph" style:parent-style-name="Standard">
      <loext:graphic-properties draw:fill="solid" draw:fill-color="#ffffff"/>
      <style:paragraph-properties fo:line-height="115%" fo:background-color="#ffffff"/>
      <style:text-properties style:font-name="Verdana" fo:font-size="9pt" style:font-name-asian="Verdana1" style:font-size-asian="9pt" style:font-name-complex="Verdana1" style:font-size-complex="9pt"/>
    </style:style>
    <style:style style:name="P19" style:family="paragraph" style:parent-style-name="Standard">
      <style:paragraph-properties fo:line-height="115%"/>
      <style:text-properties style:font-name="Verdana" style:font-name-asian="Verdana1" style:font-name-complex="Verdana1"/>
    </style:style>
    <style:style style:name="P20" style:family="paragraph" style:parent-style-name="Standard">
      <loext:graphic-properties draw:fill="solid" draw:fill-color="#ffffff"/>
      <style:paragraph-properties fo:line-height="115%" fo:background-color="#ffffff"/>
      <style:text-properties style:font-name="Verdana" style:font-name-asian="Verdana1" style:font-name-complex="Verdana1"/>
    </style:style>
    <style:style style:name="P21" style:family="paragraph" style:parent-style-name="Standard">
      <loext:graphic-properties draw:fill="solid" draw:fill-color="#ffffff"/>
      <style:paragraph-properties fo:line-height="100%" fo:orphans="0" fo:widows="0" fo:background-color="#ffffff"/>
      <style:text-properties style:font-name="Verdana" style:font-name-asian="Verdana1" style:font-name-complex="Verdana1"/>
    </style:style>
    <style:style style:name="P22" style:family="paragraph" style:parent-style-name="Standard">
      <style:paragraph-properties fo:line-height="100%" fo:orphans="0" fo:widows="0"/>
      <style:text-properties style:font-name="Verdana" fo:background-color="#ffffff" style:font-name-asian="Verdana1" style:font-name-complex="Verdana1"/>
    </style:style>
    <style:style style:name="P23" style:family="paragraph" style:parent-style-name="Standard">
      <style:paragraph-properties fo:line-height="100%" fo:orphans="0" fo:widows="0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24" style:family="paragraph" style:parent-style-name="Standard">
      <style:paragraph-properties fo:line-height="115%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25" style:family="paragraph" style:parent-style-name="Standard">
      <style:paragraph-properties fo:line-height="115%"/>
      <style:text-properties style:font-name="Verdana" fo:background-color="#fff2cc" style:font-name-asian="Verdana1" style:font-name-complex="Verdana1"/>
    </style:style>
    <style:style style:name="P26" style:family="paragraph" style:parent-style-name="Standard">
      <style:paragraph-properties fo:line-height="100%" fo:orphans="0" fo:widows="0"/>
      <style:text-properties fo:color="#0000cd" style:font-name="Consolas" fo:font-size="9pt" style:font-name-asian="Consolas1" style:font-size-asian="9pt" style:font-name-complex="Consolas1" style:font-size-complex="9pt"/>
    </style:style>
    <style:style style:name="P27" style:family="paragraph" style:parent-style-name="Standard">
      <style:paragraph-properties fo:line-height="100%" fo:orphans="0" fo:widows="0"/>
      <style:text-properties fo:color="#0000cd" style:font-name="Consolas" fo:background-color="#ffffff" style:font-name-asian="Consolas1" style:font-name-complex="Consolas1"/>
    </style:style>
    <style:style style:name="P28" style:family="paragraph" style:parent-style-name="Standard">
      <style:paragraph-properties fo:line-height="115%"/>
      <style:text-properties fo:color="#0000cd"/>
    </style:style>
    <style:style style:name="P29" style:family="paragraph" style:parent-style-name="Standard">
      <style:paragraph-properties fo:line-height="100%" fo:orphans="0" fo:widows="0"/>
      <style:text-properties fo:color="#0000cd"/>
    </style:style>
    <style:style style:name="P30" style:family="paragraph" style:parent-style-name="Standard">
      <style:paragraph-properties fo:line-height="100%" fo:orphans="0" fo:widows="0"/>
      <style:text-properties fo:color="#0000cd" style:font-name="Verdana" fo:background-color="#ffffcc" style:font-name-asian="Verdana1" style:font-name-complex="Verdana1"/>
    </style:style>
    <style:style style:name="P31" style:family="paragraph" style:parent-style-name="Standard">
      <style:paragraph-properties fo:line-height="100%" fo:orphans="0" fo:widows="0"/>
      <style:text-properties fo:color="#0000cd" style:font-name="Verdana" fo:font-weight="bold" fo:background-color="#ffffcc" style:font-name-asian="Verdana1" style:font-weight-asian="bold" style:font-name-complex="Verdana1"/>
    </style:style>
    <style:style style:name="P32" style:family="paragraph" style:parent-style-name="Standard">
      <style:text-properties fo:font-weight="bold" style:font-weight-asian="bold"/>
    </style:style>
    <style:style style:name="P33" style:family="paragraph" style:parent-style-name="Standard">
      <style:paragraph-properties fo:margin-left="1.27cm" fo:margin-right="0cm" fo:line-height="115%" fo:text-indent="0cm" style:auto-text-indent="false"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34" style:family="paragraph" style:parent-style-name="Standard">
      <style:paragraph-properties fo:margin-left="1.27cm" fo:margin-right="0cm" fo:line-height="115%" fo:text-indent="0cm" style:auto-text-indent="false"/>
      <style:text-properties style:font-name="Verdana" style:font-name-asian="Verdana1" style:font-name-complex="Verdana1"/>
    </style:style>
    <style:style style:name="P35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line-height="100%" fo:orphans="0" fo:widows="0"/>
    </style:style>
    <style:style style:name="P37" style:family="paragraph" style:parent-style-name="Standard" style:master-page-name="Standard">
      <style:paragraph-properties style:page-number="1" fo:break-before="auto" fo:break-after="auto"/>
    </style:style>
    <style:style style:name="P38" style:family="paragraph" style:parent-style-name="Standard" style:list-style-name="WWNum3">
      <style:paragraph-properties fo:margin-left="1.27cm" fo:margin-right="0cm" fo:line-height="115%" fo:text-indent="-0.635cm" style:auto-text-indent="false"/>
      <style:text-properties style:font-name="Verdana" fo:font-size="9pt" fo:font-weight="bold" fo:background-color="#ffffff" style:font-name-asian="Verdana1" style:font-size-asian="9pt" style:font-weight-asian="bold" style:font-name-complex="Verdana1" style:font-size-complex="9pt"/>
    </style:style>
    <style:style style:name="P39" style:family="paragraph" style:parent-style-name="Standard" style:list-style-name="WWNum1">
      <style:paragraph-properties fo:margin-left="1.27cm" fo:margin-right="0cm" fo:line-height="115%" fo:text-indent="-0.635cm" style:auto-text-indent="false"/>
      <style:text-properties style:font-name="Verdana" style:font-name-asian="Verdana1" style:font-name-complex="Verdana1"/>
    </style:style>
    <style:style style:name="P40" style:family="paragraph" style:parent-style-name="Standard" style:list-style-name="WWNum1">
      <style:paragraph-properties fo:margin-left="1.27cm" fo:margin-right="0cm" fo:line-height="115%" fo:text-indent="-0.635cm" style:auto-text-indent="false"/>
    </style:style>
    <style:style style:name="P41" style:family="paragraph" style:parent-style-name="Standard" style:list-style-name="WWNum2">
      <style:paragraph-properties fo:margin-left="1.27cm" fo:margin-right="0cm" fo:line-height="115%" fo:text-indent="-0.635cm" style:auto-text-indent="false"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42" style:family="paragraph" style:parent-style-name="Standard" style:list-style-name="WWNum4">
      <style:paragraph-properties fo:margin-left="1.27cm" fo:margin-right="0cm" fo:line-height="115%" fo:text-indent="-0.635cm" style:auto-text-indent="false" fo:break-before="auto" fo:break-after="auto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cd"/>
    </style:style>
    <style:style style:name="T3" style:family="text">
      <style:text-properties fo:color="#0000cd" style:font-name="Consolas" fo:font-size="12pt" style:font-name-asian="Consolas1" style:font-size-asian="12pt" style:font-name-complex="Consolas1" style:font-size-complex="12pt"/>
    </style:style>
    <style:style style:name="T4" style:family="text">
      <style:text-properties fo:color="#0000cd" style:font-name="Consolas" fo:font-size="12pt" fo:background-color="#ffffff" loext:char-shading-value="0" style:font-name-asian="Consolas1" style:font-size-asian="12pt" style:font-name-complex="Consolas1" style:font-size-complex="12pt"/>
    </style:style>
    <style:style style:name="T5" style:family="text">
      <style:text-properties fo:color="#0000cd" style:font-name="Consolas" fo:font-weight="bold" fo:background-color="#ffffff" loext:char-shading-value="0" style:font-name-asian="Consolas1" style:font-weight-asian="bold" style:font-name-complex="Consolas1"/>
    </style:style>
    <style:style style:name="T6" style:family="text">
      <style:text-properties fo:color="#0000cd" style:font-name="Consolas" fo:background-color="#ffffff" loext:char-shading-value="0" style:font-name-asian="Consolas1" style:font-name-complex="Consolas1"/>
    </style:style>
    <style:style style:name="T7" style:family="text">
      <style:text-properties fo:color="#0000cd" style:font-name="Verdana" fo:font-size="9pt" style:font-name-asian="Verdana1" style:font-size-asian="9pt" style:font-name-complex="Verdana1" style:font-size-complex="9pt"/>
    </style:style>
    <style:style style:name="T8" style:family="text">
      <style:text-properties fo:color="#0000cd" style:font-name="Verdana" style:font-name-asian="Verdana1" style:font-name-complex="Verdana1"/>
    </style:style>
    <style:style style:name="T9" style:family="text">
      <style:text-properties fo:color="#a52a2a"/>
    </style:style>
    <style:style style:name="T10" style:family="text">
      <style:text-properties fo:color="#a52a2a" style:font-name="Consolas" fo:font-size="12pt" style:font-name-asian="Consolas1" style:font-size-asian="12pt" style:font-name-complex="Consolas1" style:font-size-complex="12pt"/>
    </style:style>
    <style:style style:name="T11" style:family="text">
      <style:text-properties fo:font-style="italic" style:font-style-asian="italic"/>
    </style:style>
    <style:style style:name="T12" style:family="text">
      <style:text-properties style:text-position="sub 58%"/>
    </style:style>
    <style:style style:name="T13" style:family="text">
      <style:text-properties style:text-position="super 58%"/>
    </style:style>
    <style:style style:name="T14" style:family="text">
      <style:text-properties fo:color="#ff0000"/>
    </style:style>
    <style:style style:name="T15" style:family="text">
      <style:text-properties fo:color="#ff0000" style:font-name="Consolas" fo:font-size="12pt" fo:background-color="#ffffff" loext:char-shading-value="0" style:font-name-asian="Consolas1" style:font-size-asian="12pt" style:font-name-complex="Consolas1" style:font-size-complex="12pt"/>
    </style:style>
    <style:style style:name="T16" style:family="text">
      <style:text-properties style:font-name="Verdana" fo:font-size="9pt" fo:font-weight="bold" fo:background-color="#ffffff" loext:char-shading-value="0" style:font-name-asian="Verdana1" style:font-size-asian="9pt" style:font-weight-asian="bold" style:font-name-complex="Verdana1" style:font-size-complex="9pt"/>
    </style:style>
    <style:style style:name="T17" style:family="text">
      <style:text-properties style:font-name="Verdana" fo:font-size="9pt" style:font-name-asian="Verdana1" style:font-size-asian="9pt" style:font-name-complex="Verdana1" style:font-size-complex="9pt"/>
    </style:style>
    <style:style style:name="T18" style:family="text">
      <style:text-properties style:font-name="Verdana" fo:font-size="9pt" fo:background-color="#ffffff" loext:char-shading-value="0" style:font-name-asian="Verdana1" style:font-size-asian="9pt" style:font-name-complex="Verdana1" style:font-size-complex="9pt"/>
    </style:style>
    <style:style style:name="T19" style:family="text">
      <style:text-properties style:font-name="Verdana" fo:font-size="9pt" fo:font-style="italic" fo:background-color="#ffffff" loext:char-shading-value="0" style:font-name-asian="Verdana1" style:font-size-asian="9pt" style:font-style-asian="italic" style:font-name-complex="Verdana1" style:font-size-complex="9pt"/>
    </style:style>
    <style:style style:name="T20" style:family="text">
      <style:text-properties style:font-name="Verdana" style:font-name-asian="Verdana1" style:font-name-complex="Verdana1"/>
    </style:style>
    <style:style style:name="T21" style:family="text">
      <style:text-properties style:font-name="Verdana" fo:background-color="#ffffff" loext:char-shading-value="0" style:font-name-asian="Verdana1" style:font-name-complex="Verdana1"/>
    </style:style>
    <style:style style:name="T22" style:family="text">
      <style:text-properties style:font-name="Verdana" fo:font-weight="bold" style:font-name-asian="Verdana1" style:font-weight-asian="bold" style:font-name-complex="Verdana1"/>
    </style:style>
    <style:style style:name="T23" style:family="text">
      <style:text-properties style:font-name="Verdana" fo:font-weight="bold" fo:background-color="#ffff00" loext:char-shading-value="0" style:font-name-asian="Verdana1" style:font-weight-asian="bold" style:font-name-complex="Verdana1"/>
    </style:style>
    <style:style style:name="T24" style:family="text">
      <style:text-properties style:font-name="Verdana" fo:font-size="11.5pt" fo:background-color="#ffffff" loext:char-shading-value="0" style:font-name-asian="Verdana1" style:font-size-asian="11.5pt" style:font-name-complex="Verdana1" style:font-size-complex="11.5pt"/>
    </style:style>
    <style:style style:name="T25" style:family="text">
      <style:text-properties style:font-name="Verdana" fo:font-size="11.5pt" officeooo:rsid="00160f03" fo:background-color="#ffffff" loext:char-shading-value="0" style:font-name-asian="Verdana1" style:font-size-asian="11.5pt" style:font-name-complex="Verdana1" style:font-size-complex="11.5pt"/>
    </style:style>
    <style:style style:name="T26" style:family="text">
      <style:text-properties fo:color="#1155cc" style:font-name="Verdana" fo:font-size="9pt" style:text-underline-style="solid" style:text-underline-width="auto" style:text-underline-color="font-color" fo:background-color="#ffffff" loext:char-shading-value="0" style:font-name-asian="Verdana1" style:font-size-asian="9pt" style:font-name-complex="Verdana1" style:font-size-complex="9pt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fo:color="#dc143c" style:font-name="Courier New" fo:font-size="9pt" fo:background-color="#f1f1f1" loext:char-shading-value="0" style:font-name-asian="Courier New1" style:font-size-asian="9pt" style:font-name-complex="Courier New1" style:font-size-complex="9pt"/>
    </style:style>
    <style:style style:name="T29" style:family="text">
      <style:text-properties fo:color="#dc143c" style:font-name="Consolas" fo:font-size="9pt" fo:background-color="#f1f1f1" loext:char-shading-value="0" style:font-name-asian="Consolas1" style:font-size-asian="9pt" style:font-name-complex="Consolas1" style:font-size-complex="9pt"/>
    </style:style>
    <style:style style:name="T30" style:family="text">
      <style:text-properties fo:color="#dc143c" style:font-name="Consolas" fo:background-color="#f1f1f1" loext:char-shading-value="0" style:font-name-asian="Consolas1" style:font-name-complex="Consolas1"/>
    </style:style>
    <style:style style:name="T31" style:family="text">
      <style:text-properties style:font-name="Consolas" fo:font-size="12pt" fo:background-color="#ffffff" loext:char-shading-value="0" style:font-name-asian="Consolas1" style:font-size-asian="12pt" style:font-name-complex="Consolas1" style:font-size-complex="12pt"/>
    </style:style>
    <style:style style:name="T32" style:family="text">
      <style:text-properties officeooo:rsid="001303a9"/>
    </style:style>
    <style:style style:name="T33" style:family="text">
      <style:text-properties officeooo:rsid="00147a98"/>
    </style:style>
    <style:style style:name="T34" style:family="text">
      <style:text-properties officeooo:rsid="00160f03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HTML TAG</text:p>
          </table:table-cell>
          <table:table-cell table:style-name="Table1.A1" office:value-type="string">
            <text:p text:style-name="P32">Explanation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&lt;</text:span><text:span text:style-name="T10">hr</text:span><text:span text:style-name="T3">&gt;</text:span></text:p>
          </table:table-cell>
          <table:table-cell table:style-name="Table1.B2" office:value-type="string">
            <text:p text:style-name="P12">The <text:span text:style-name="T1">&lt;hr&gt;</text:span> tag defines a thematic break in an HTML page, and is displayed as a horizontal rule.</text:p>
          </table:table-cell>
        </table:table-row>
        <table:table-row table:style-name="Table1.3">
          <table:table-cell table:style-name="Table1.A3" office:value-type="string">
            <text:p text:style-name="P14"><text:span text:style-name="T2">&lt;</text:span><text:span text:style-name="T9">b</text:span><text:span text:style-name="T2">&gt;</text:span>......<text:span text:style-name="T2">&lt;</text:span><text:span text:style-name="T9">/b</text:span><text:span text:style-name="T2">&gt;</text:span></text:p>
          </table:table-cell>
          <table:table-cell table:style-name="Table1.B3" office:value-type="string">
            <text:p text:style-name="P10">The HTML <text:span text:style-name="T1">&lt;b&gt;</text:span> element defines <text:span text:style-name="T1">bold</text:span> text, without any extra importance.</text:p>
            <text:p text:style-name="P14"><text:span text:style-name="T2">&lt;</text:span><text:span text:style-name="T9">b</text:span><text:span text:style-name="T2">&gt;</text:span>This text is bold<text:span text:style-name="T2">&lt;</text:span><text:span text:style-name="T9">/b</text:span><text:span text:style-name="T2">&gt;</text:span></text:p>
          </table:table-cell>
        </table:table-row>
        <table:table-row table:style-name="Table1.1">
          <table:table-cell table:style-name="Table1.A4" office:value-type="string">
            <text:p text:style-name="P14"><text:span text:style-name="T2">&lt;</text:span><text:span text:style-name="T9">strong</text:span><text:span text:style-name="T2">&gt;</text:span>......<text:span text:style-name="T2">&lt;</text:span><text:span text:style-name="T9">/strong</text:span><text:span text:style-name="T2">&gt;</text:span></text:p>
          </table:table-cell>
          <table:table-cell table:style-name="Table1.B4" office:value-type="string">
            <text:p text:style-name="P10">The HTML <text:span text:style-name="T1">&lt;strong&gt;</text:span> element defines <text:span text:style-name="T1">strong</text:span> text, with added semantic "strong" importance.</text:p>
            <text:p text:style-name="P14"><text:span text:style-name="T2">&lt;</text:span><text:span text:style-name="T9">strong</text:span><text:span text:style-name="T2">&gt;</text:span>This text is strong<text:span text:style-name="T2">&lt;</text:span><text:span text:style-name="T9">/strong</text:span><text:span text:style-name="T2">&gt;</text:span></text:p>
          </table:table-cell>
        </table:table-row>
        <table:table-row table:style-name="Table1.1">
          <table:table-cell table:style-name="Table1.A5" office:value-type="string">
            <text:p text:style-name="P14"><text:span text:style-name="T2">&lt;</text:span><text:span text:style-name="T9">i</text:span><text:span text:style-name="T2">&gt;</text:span>......<text:span text:style-name="T2">&lt;</text:span><text:span text:style-name="T9">/i</text:span><text:span text:style-name="T2">&gt;</text:span></text:p>
          </table:table-cell>
          <table:table-cell table:style-name="Table1.B5" office:value-type="string">
            <text:p text:style-name="P10">The HTML <text:span text:style-name="T1">&lt;i&gt;</text:span> element defines <text:span text:style-name="T11">italic</text:span> text, without any extra importance.</text:p>
            <text:p text:style-name="P14"><text:span text:style-name="T2">&lt;</text:span><text:span text:style-name="T9">i</text:span><text:span text:style-name="T2">&gt;</text:span>This text is italic<text:span text:style-name="T2">&lt;</text:span><text:span text:style-name="T9">/i</text:span><text:span text:style-name="T2">&gt;</text:span></text:p>
          </table:table-cell>
        </table:table-row>
        <table:table-row table:style-name="Table1.1">
          <table:table-cell table:style-name="Table1.A6" office:value-type="string">
            <text:p text:style-name="P14"><text:span text:style-name="T2">&lt;</text:span><text:span text:style-name="T9">em</text:span><text:span text:style-name="T2">&gt;</text:span>......<text:span text:style-name="T2">&lt;</text:span><text:span text:style-name="T9">/em</text:span><text:span text:style-name="T2">&gt;</text:span></text:p>
          </table:table-cell>
          <table:table-cell table:style-name="Table1.B6" office:value-type="string">
            <text:p text:style-name="P10">The HTML <text:span text:style-name="T1">&lt;em&gt;</text:span> element defines <text:span text:style-name="T11">emphasized</text:span> text, with added semantic importance.</text:p>
            <text:p text:style-name="P14"><text:span text:style-name="T2">&lt;</text:span><text:span text:style-name="T9">em</text:span><text:span text:style-name="T2">&gt;</text:span>This text is emphasized<text:span text:style-name="T2">&lt;</text:span><text:span text:style-name="T9">/em</text:span><text:span text:style-name="T2">&gt;</text:span></text:p>
          </table:table-cell>
        </table:table-row>
        <table:table-row table:style-name="Table1.1">
          <table:table-cell table:style-name="Table1.A7" office:value-type="string">
            <text:p text:style-name="P14"><text:span text:style-name="T2">&lt;</text:span><text:span text:style-name="T9">h2</text:span><text:span text:style-name="T2">&gt;</text:span>HTML <text:span text:style-name="T2">&lt;</text:span><text:span text:style-name="T9">small</text:span><text:span text:style-name="T2">&gt;</text:span>.....<text:span text:style-name="T2">&lt;</text:span><text:span text:style-name="T9">/small</text:span><text:span text:style-name="T2">&gt;</text:span> Formatting<text:span text:style-name="T2">&lt;</text:span><text:span text:style-name="T9">/h2</text:span><text:span text:style-name="T2">&gt;</text:span></text:p>
          </table:table-cell>
          <table:table-cell table:style-name="Table1.B7" office:value-type="string">
            <text:p text:style-name="P10">The HTML <text:span text:style-name="T1">&lt;small&gt;</text:span> element defines smaller text:</text:p>
            <text:p text:style-name="P10"/>
            <text:p text:style-name="P14"><text:span text:style-name="T2">&lt;</text:span><text:span text:style-name="T9">h2</text:span><text:span text:style-name="T2">&gt;PVP: 59.99 eur</text:span> <text:span text:style-name="T2">&lt;</text:span><text:span text:style-name="T9">small</text:span><text:span text:style-name="T2">&gt; (IVA no incluido).&lt;</text:span><text:span text:style-name="T9">/small</text:span><text:span text:style-name="T2">&gt;</text:span> Formatting<text:span text:style-name="T2">&lt;</text:span><text:span text:style-name="T9">/h2</text:span><text:span text:style-name="T2">&gt;</text:span></text:p>
          </table:table-cell>
        </table:table-row>
        <table:table-row table:style-name="Table1.1">
          <table:table-cell table:style-name="Table1.A8" office:value-type="string">
            <text:p text:style-name="P14"><text:span text:style-name="T2">&lt;</text:span><text:span text:style-name="T9">h2</text:span><text:span text:style-name="T2">&gt;</text:span>HTML <text:span text:style-name="T2">&lt;</text:span><text:span text:style-name="T9">mark</text:span><text:span text:style-name="T2">&gt;</text:span>......<text:span text:style-name="T2">&lt;</text:span><text:span text:style-name="T9">/mark</text:span><text:span text:style-name="T2">&gt;</text:span> Formatting<text:span text:style-name="T2">&lt;</text:span><text:span text:style-name="T9">/h2</text:span><text:span text:style-name="T2">&gt;</text:span></text:p>
          </table:table-cell>
          <table:table-cell table:style-name="Table1.B8" office:value-type="string">
            <text:p text:style-name="P10">The HTML <text:span text:style-name="T1">&lt;mark&gt;</text:span> element defines marked or highlighted text:</text:p>
            <text:p text:style-name="P14"><text:span text:style-name="T2">&lt;</text:span><text:span text:style-name="T9">h2</text:span><text:span text:style-name="T2">&gt;</text:span>HTML <text:span text:style-name="T2">&lt;</text:span><text:span text:style-name="T9">mark</text:span><text:span text:style-name="T2">&gt;</text:span>Marked<text:span text:style-name="T2">&lt;</text:span><text:span text:style-name="T9">/mark</text:span><text:span text:style-name="T2">&gt;</text:span> Formatting<text:span text:style-name="T2">&lt;</text:span><text:span text:style-name="T9">/h2</text:span><text:span text:style-name="T2">&gt;</text:span></text:p>
          </table:table-cell>
        </table:table-row>
        <table:table-row table:style-name="Table1.1">
          <table:table-cell table:style-name="Table1.A9" office:value-type="string">
            <text:p text:style-name="P14"><text:span text:style-name="T2">&lt;</text:span><text:span text:style-name="T9">p</text:span><text:span text:style-name="T2">&gt;</text:span> HTML <text:span text:style-name="T2">&lt;</text:span><text:span text:style-name="T9">sub</text:span><text:span text:style-name="T2">&gt;</text:span>.....<text:span text:style-name="T2">&lt;</text:span><text:span text:style-name="T9">/sub</text:span><text:span text:style-name="T2">&gt;</text:span> Formatting <text:span text:style-name="T2">&lt;</text:span><text:span text:style-name="T9">/p</text:span><text:span text:style-name="T2">&gt;</text:span></text:p>
          </table:table-cell>
          <table:table-cell table:style-name="Table1.B9" office:value-type="string">
            <text:p text:style-name="P10">The HTML <text:span text:style-name="T1">&lt;sub&gt;</text:span> element defines <text:span text:style-name="T12">subscripted</text:span> text.</text:p>
            <text:p text:style-name="P14"><text:span text:style-name="T2">&lt;</text:span><text:span text:style-name="T9">p</text:span><text:span text:style-name="T2">&gt;</text:span>This is <text:span text:style-name="T2">&lt;</text:span><text:span text:style-name="T9">sub</text:span><text:span text:style-name="T2">&gt;</text:span>subscripted<text:span text:style-name="T2">&lt;</text:span><text:span text:style-name="T9">/sub</text:span><text:span text:style-name="T2">&gt;</text:span> text.<text:span text:style-name="T2">&lt;</text:span><text:span text:style-name="T9">/p</text:span><text:span text:style-name="T2">&gt;</text:span></text:p>
          </table:table-cell>
        </table:table-row>
        <table:table-row table:style-name="Table1.1">
          <table:table-cell table:style-name="Table1.A10" office:value-type="string">
            <text:p text:style-name="P14"><text:span text:style-name="T2">&lt;</text:span><text:span text:style-name="T9">p</text:span><text:span text:style-name="T2">&gt;</text:span> HTML <text:span text:style-name="T2">&lt;</text:span><text:span text:style-name="T9">sup</text:span><text:span text:style-name="T2">&gt;</text:span>.....<text:span text:style-name="T2">&lt;</text:span><text:span text:style-name="T9">/sup</text:span><text:span text:style-name="T2">&gt;</text:span> Formatting <text:span text:style-name="T2">&lt;</text:span><text:span text:style-name="T9">/p</text:span><text:span text:style-name="T2">&gt;</text:span></text:p>
          </table:table-cell>
          <table:table-cell table:style-name="Table1.B10" office:value-type="string">
            <text:p text:style-name="P10">The HTML <text:span text:style-name="T1">&lt;sup&gt;</text:span> element defines <text:span text:style-name="T13">superscripted</text:span> text.</text:p>
            <text:p text:style-name="P14"><text:span text:style-name="T2">&lt;</text:span><text:span text:style-name="T9">p</text:span><text:span text:style-name="T2">&gt;</text:span>This is <text:span text:style-name="T2">&lt;</text:span><text:span text:style-name="T9">sup</text:span><text:span text:style-name="T2">&gt;</text:span>superscript<text:span text:style-name="T2">&lt;</text:span><text:span text:style-name="T9">/sup</text:span><text:span text:style-name="T2">&gt;</text:span> text.<text:span text:style-name="T2">&lt;</text:span><text:span text:style-name="T9">/p</text:span><text:span text:style-name="T2">&gt;</text:span></text:p>
          </table:table-cell>
        </table:table-row>
      </table:table>
      <text:p text:style-name="P2"/>
      <text:p text:style-name="Standard"><text:span text:style-name="T1">Nota</text:span>: Els navegadors mostren &lt;strong&gt; com a &lt;b&gt; i &lt;em&gt; com a &lt;i&gt;. No obstant això, hi ha una diferència en el significat d'aquestes etiquetes: &lt;b&gt; i &lt;i&gt; defineixen text en negreta i cursiva, però &lt;strong&gt; i &lt;em&gt; significa que el text és "important".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2">CSS PROPERTY</text:p>
          </table:table-cell>
          <table:table-cell table:style-name="Table2.A1" office:value-type="string">
            <text:p text:style-name="P32">Explanation</text:p>
          </table:table-cell>
        </table:table-row>
        <table:table-row table:style-name="Table2.1">
          <table:table-cell table:style-name="Table2.A2" office:value-type="string">
            <text:p text:style-name="P14">Color</text:p>
            <text:p text:style-name="P13"/>
            <text:p text:style-name="P13"/>
            <text:p text:style-name="P14"/>
            <text:p text:style-name="P14"/>
          </table:table-cell>
          <table:table-cell table:style-name="Table2.B2" office:value-type="string">
            <text:p text:style-name="P10">The <text:span text:style-name="T1">color</text:span> property defines the text color for an HTML element:</text:p>
            <text:p text:style-name="P10"/>
            <text:p text:style-name="P14"><text:span text:style-name="T2">&lt;</text:span><text:span text:style-name="T9">h1</text:span><text:span text:style-name="T14"> style</text:span><text:span text:style-name="T2">="color:red;"&gt;</text:span>This is a heading<text:span text:style-name="T2">&lt;</text:span><text:span text:style-name="T9">/h1</text:span><text:span text:style-name="T2">&gt;</text:span></text:p>
            <text:p text:style-name="P14"><text:span text:style-name="T2">&lt;</text:span><text:span text:style-name="T9">p</text:span><text:span text:style-name="T14"> style</text:span><text:span text:style-name="T2">="color:rgb(255,0,0);"&gt;</text:span>This is a paragraph.<text:span text:style-name="T2">&lt;</text:span><text:span text:style-name="T9">/p</text:span><text:span text:style-name="T2">&gt;</text:span></text:p>
            <text:p text:style-name="P14"><text:span text:style-name="T2">&lt;</text:span><text:span text:style-name="T9">p</text:span><text:span text:style-name="T14"> style</text:span><text:span text:style-name="T2">="color:#ff0000;"&gt;</text:span>This is a paragraph.<text:span text:style-name="T2">&lt;</text:span><text:span text:style-name="T9">/p</text:span><text:span text:style-name="T2">&gt;</text:span></text:p>
            <text:p text:style-name="P16"/>
            <text:p text:style-name="P16"/>
            <text:list xml:id="list1825201481" text:style-name="WWNum3">
              <text:list-item>
                <text:p text:style-name="P38">a valid color name - like "red"</text:p>
              </text:list-item>
            </text:list>
            <text:p text:style-name="P10"><text:span text:style-name="T16">Note:</text:span><text:span text:style-name="T18"> Color names are case-insensitive: "Red" is the same as "red" or "RED".</text:span></text:p>
            <text:p text:style-name="P10"><text:span text:style-name="T18">HTML and CSS supports </text:span><text:a xlink:type="simple" xlink:href="http://www.w3schools.com/colors/colors_names.asp" text:style-name="ListLabel_20_37" text:visited-style-name="ListLabel_20_37"><text:span text:style-name="T26">140 standard color names</text:span></text:a><text:span text:style-name="T18">.</text:span></text:p>
            <text:p text:style-name="P17"/>
            <text:p text:style-name="P17"/>
            <text:list xml:id="list195403302754116" text:continue-numbering="true" text:style-name="WWNum3">
              <text:list-item>
                <text:p text:style-name="P38">an RGB value - like "rgb(255, 0, 0)"</text:p>
              </text:list-item>
            </text:list>
            <text:p text:style-name="P16">RGB color values can be specified using this formula: rgb(red, green, blue).</text:p>
            <text:p text:style-name="P16">Each parameter (red, green, blue) defines the intensity of the color between 0 and 255.</text:p>
            <text:p text:style-name="P10"><text:span text:style-name="T18">For example, </text:span><text:span text:style-name="T28">rgb(255,0,0)</text:span><text:span text:style-name="T18"> is displayed as red, because red is set to its highest value (255) and the others are set to 0. </text:span></text:p>
            <text:p text:style-name="P16"/>
            <text:p text:style-name="P16"/>
            <text:list xml:id="list195403167386030" text:continue-numbering="true" text:style-name="WWNum3">
              <text:list-item>
                <text:p text:style-name="P38">a HEX value - like "#ff0000"</text:p>
              </text:list-item>
            </text:list>
            <text:p text:style-name="P10"><text:span text:style-name="T18">RGB values can also be specified using </text:span><text:span text:style-name="T16">hexadecimal</text:span><text:span text:style-name="T18"> color values in the form: #</text:span><text:span text:style-name="T19">RRGGBB</text:span><text:span text:style-name="T18">, where RR (red), GG (green) and BB (blue) are hexadecimal values between 00 and FF (same as decimal 0-255).</text:span></text:p>
            <text:p text:style-name="P10"><text:span text:style-name="T18">For example, </text:span><text:span text:style-name="T28">#FF0000</text:span><text:span text:style-name="T18"> is displayed as red, because red is set to its highest value (FF) and the others are set to the lowest value (00). </text:span><text:span text:style-name="T16">Note:</text:span><text:span text:style-name="T18"> HEX values are case-insensitive: "#ff0000" is the same as "FF0000".</text:span></text:p>
            <text:p text:style-name="P26"/>
          </table:table-cell>
        </table:table-row>
        <table:table-row table:style-name="Table2.1">
          <table:table-cell table:style-name="Table2.A3" office:value-type="string">
            <text:p text:style-name="P10">font-family</text:p>
          </table:table-cell>
          <table:table-cell table:style-name="Table2.B3" office:value-type="string">
            <text:p text:style-name="P10">The <text:span text:style-name="T1">font-family</text:span> property defines the font to be used for an HTML element:</text:p>
            <text:p text:style-name="P14"><text:span text:style-name="T2">&lt;</text:span><text:span text:style-name="T9">h1</text:span><text:span text:style-name="T14"> style</text:span><text:span text:style-name="T2">="font-family:verdana;"&gt;</text:span>This is a heading<text:span text:style-name="T2">&lt;</text:span><text:span text:style-name="T9">/h1</text:span><text:span text:style-name="T2">&gt;</text:span></text:p>
            <text:p text:style-name="P28"/>
            <text:p text:style-name="P11"><text:span text:style-name="T17">The</text:span><text:span text:style-name="T7"> </text:span><text:span text:style-name="T29">font-family</text:span><text:span text:style-name="T7"> </text:span><text:span text:style-name="T17">property should hold several font names as a "fallback" system. If the browser does not support the first font, it tries the next font, and so on.</text:span></text:p>
            <text:p text:style-name="P18">Start with the font you want, and end with a generic family, to let the browser pick a similar font in the generic family, if no other fonts are available.</text:p>
            <text:p text:style-name="P18">Note: If the name of a font family is more than one word, it must be in quotation marks, like: "Times New Roman".</text:p>
            <text:p text:style-name="P28"/>
            <text:p text:style-name="P14"><text:span text:style-name="T2">&lt;</text:span><text:span text:style-name="T9">h1</text:span><text:span text:style-name="T14"> style</text:span><text:span text:style-name="T2">="</text:span><text:span text:style-name="T15">font-family</text:span><text:span text:style-name="T31">:</text:span><text:span text:style-name="T4"> "Times New Roman", Times, serif</text:span><text:span text:style-name="T2">"&gt;</text:span>This is a heading<text:span text:style-name="T2">&lt;</text:span><text:span text:style-name="T9">/h1</text:span><text:span text:style-name="T2">&gt;</text:span></text:p>
            <text:p text:style-name="P29"/>
            <text:p text:style-name="P10"><text:a xlink:type="simple" xlink:href="https://www.w3schools.com/css/css_font.asp" text:style-name="ListLabel_20_38" text:visited-style-name="ListLabel_20_38"><text:span text:style-name="T27">https://www.w3schools.com/css/css_font.asp</text:span></text:a></text:p>
          </table:table-cell>
        </table:table-row>
        <text:soft-page-break/>
        <table:table-row table:style-name="Table2.1">
          <table:table-cell table:style-name="Table2.A4" office:value-type="string">
            <text:p text:style-name="P10">text-align</text:p>
          </table:table-cell>
          <table:table-cell table:style-name="Table2.B4" office:value-type="string">
            <text:p text:style-name="P11"><text:span text:style-name="T20">The </text:span><text:span text:style-name="T30">text-align</text:span><text:span text:style-name="T20"> property is used to set the horizontal alignment of a text.</text:span></text:p>
            <text:p text:style-name="P20">A text can be left or right aligned, centered, or justified.</text:p>
            <text:p text:style-name="P10"/>
            <text:p text:style-name="P14"><text:span text:style-name="T2">&lt;</text:span><text:span text:style-name="T9">h1</text:span><text:span text:style-name="T14"> style</text:span><text:span text:style-name="T2">="text-align:center;"&gt;</text:span>Centered Heading<text:span text:style-name="T2">&lt;</text:span><text:span text:style-name="T9">/h1</text:span><text:span text:style-name="T2">&gt;</text:span></text:p>
          </table:table-cell>
        </table:table-row>
        <table:table-row table:style-name="Table2.1">
          <table:table-cell table:style-name="Table2.A5" office:value-type="string">
            <text:p text:style-name="P10">text-decoration</text:p>
          </table:table-cell>
          <table:table-cell table:style-name="Table2.B5" office:value-type="string">
            <text:p text:style-name="P15"><text:span text:style-name="T20">The</text:span><text:span text:style-name="T8"> </text:span><text:span text:style-name="T30">text-decoration</text:span><text:span text:style-name="T8"> </text:span><text:span text:style-name="T20">property is used to set or remove decorations from text.</text:span></text:p>
            <text:p text:style-name="P15"><text:span text:style-name="T20">The value </text:span><text:span text:style-name="T30">text-decoration: none;</text:span><text:span text:style-name="T20"> is often used to remove underlines from links.</text:span></text:p>
            <text:p text:style-name="P21"/>
            <text:p text:style-name="P14"><text:span text:style-name="T30">Text-decoration:</text:span><text:span text:style-name="T5">underline</text:span><text:span text:style-name="T6">/line-through</text:span></text:p>
            <text:p text:style-name="P27"/>
            <text:p text:style-name="P31">Nota: No es recomana subratllar text que no siga un enllaç, ja que això sol confondre al lector.</text:p>
          </table:table-cell>
        </table:table-row>
        <table:table-row table:style-name="Table2.1">
          <table:table-cell table:style-name="Table2.A6" office:value-type="string">
            <text:p text:style-name="P10">font-weight</text:p>
            <text:p text:style-name="P14"/>
            <text:p text:style-name="P10"/>
          </table:table-cell>
          <table:table-cell table:style-name="Table2.B6" office:value-type="string">
            <text:p text:style-name="P10"><text:span text:style-name="T21">The </text:span><text:span text:style-name="T30">font-weight</text:span><text:span text:style-name="T21"> property specifies the weight of a font. Values: normal or </text:span><text:span text:style-name="T23">bold</text:span><text:span text:style-name="T21">.</text:span></text:p>
            <text:p text:style-name="P30"/>
          </table:table-cell>
        </table:table-row>
        <table:table-row table:style-name="Table2.1">
          <table:table-cell table:style-name="Table2.A7" office:value-type="string">
            <text:p text:style-name="P10">font-style</text:p>
          </table:table-cell>
          <table:table-cell table:style-name="Table2.B7" office:value-type="string">
            <text:p text:style-name="P11"><text:span text:style-name="T20">The </text:span><text:span text:style-name="T30">font-style</text:span><text:span text:style-name="T20"> property is mostly used to specify italic text.</text:span></text:p>
            <text:p text:style-name="P11"><text:span text:style-name="T20">Values: normal or </text:span><text:span text:style-name="T23">italic</text:span><text:span text:style-name="T20">.</text:span></text:p>
          </table:table-cell>
        </table:table-row>
        <table:table-row table:style-name="Table2.1">
          <table:table-cell table:style-name="Table2.A8" office:value-type="string">
            <text:p text:style-name="P10">background-color</text:p>
          </table:table-cell>
          <table:table-cell table:style-name="Table2.B8" office:value-type="string">
            <text:p text:style-name="P10">The <text:span text:style-name="T1">background-color</text:span> property defines the background color for an HTML element.</text:p>
            <text:p text:style-name="P14"><text:span text:style-name="T2">&lt;</text:span><text:span text:style-name="T9">h1</text:span><text:span text:style-name="T14"> style</text:span><text:span text:style-name="T2">="background-color:red;"&gt;</text:span>This is a heading<text:span text:style-name="T2">&lt;</text:span><text:span text:style-name="T9">/h1</text:span><text:span text:style-name="T2">&gt;</text:span></text:p>
            <text:p text:style-name="P14"><text:span text:style-name="T2">&lt;</text:span><text:span text:style-name="T9">p</text:span><text:span text:style-name="T14"> style</text:span><text:span text:style-name="T2">="background-color:rgb(255,0,0);"&gt;</text:span>This is a paragraph.<text:span text:style-name="T2">&lt;</text:span><text:span text:style-name="T9">/p</text:span><text:span text:style-name="T2">&gt;</text:span></text:p>
            <text:p text:style-name="P14"><text:span text:style-name="T2">&lt;</text:span><text:span text:style-name="T9">p</text:span><text:span text:style-name="T14"> style</text:span><text:span text:style-name="T2">="background-color:#ff0000;"&gt;</text:span>This is a paragraph.<text:span text:style-name="T2">&lt;</text:span><text:span text:style-name="T9">/p</text:span><text:span text:style-name="T2">&gt;</text:span></text:p>
          </table:table-cell>
        </table:table-row>
        <table:table-row table:style-name="Table2.1">
          <table:table-cell table:style-name="Table2.A9" office:value-type="string">
            <text:p text:style-name="P10">font-size</text:p>
          </table:table-cell>
          <table:table-cell table:style-name="Table2.B9" office:value-type="string">
            <text:p text:style-name="P10">The <text:span text:style-name="T1">font-size</text:span> property defines the text size for an HTML element:</text:p>
            <text:p text:style-name="P10"><text:span text:style-name="T2">&lt;</text:span><text:span text:style-name="T9">h1</text:span><text:span text:style-name="T14"> style</text:span><text:span text:style-name="T2">="font-size:300%;"&gt;</text:span>This is a heading<text:span text:style-name="T2">&lt;</text:span><text:span text:style-name="T9">/h1</text:span><text:span text:style-name="T2">&gt;</text:span></text:p>
            <text:p text:style-name="P10"><text:span text:style-name="T2">&lt;</text:span><text:span text:style-name="T9">p</text:span><text:span text:style-name="T14"> style</text:span><text:span text:style-name="T2">="font-size:60px;"&gt;</text:span>This is a paragraph.<text:span text:style-name="T2">&lt;</text:span><text:span text:style-name="T9">/p</text:span><text:span text:style-name="T2">&gt;</text:span></text:p>
            <text:p text:style-name="P20"/>
            <text:p text:style-name="P19">Ser capaç d'administrar la grandària del text és important en el disseny web. No obstant això, no ha d'usar ajustos de grandària de font perquè els paràgrafs semblen títols o els títols semblen paràgrafs.</text:p>
            <text:p text:style-name="P19">Utilitza sempre les etiquetes HTML adequades, com &lt;h1&gt; - &lt;h6&gt; per als títols i &lt;p&gt; per als paràgrafs.</text:p>
            <text:p text:style-name="P19">El valor de la grandària de font pot ser una grandària absoluta o relativa.</text:p>
            <text:p text:style-name="P19"/>
            <text:p text:style-name="P25">Nota: Si no especifica una grandària de font, la grandària predeterminada per a text normal, com a paràgrafs, és 16px <text:soft-page-break/>(16px = 1em).</text:p>
          </table:table-cell>
        </table:table-row>
      </table:table>
      <text:p text:style-name="P6"/>
      <text:p text:style-name="P35">Imagina que eres un professor de llenguatge de marques.</text:p>
      <text:p text:style-name="Standard">Si eres un alumne seleccionat, prepara una classe explicant les activitats assignades.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Students</text:p>
          </table:table-cell>
          <table:table-cell table:style-name="Table3.A1" office:value-type="string">
            <text:p text:style-name="P14">Exercises</text:p>
          </table:table-cell>
          <table:table-cell table:style-name="Table3.A1" office:value-type="string">
            <text:p text:style-name="P14">Exposition</text:p>
          </table:table-cell>
        </table:table-row>
        <table:table-row table:style-name="Table3.1">
          <table:table-cell table:style-name="Table3.A2" office:value-type="string">
            <text:p text:style-name="P14"/>
            <text:p text:style-name="P14">Substitute ()</text:p>
          </table:table-cell>
          <table:table-cell table:style-name="Table3.B2" office:value-type="string">
            <text:p text:style-name="P14">1,2,3,4,5</text:p>
          </table:table-cell>
          <table:table-cell table:style-name="Table3.C2" office:value-type="string">
            <text:p text:style-name="P14">October 2nd</text:p>
          </table:table-cell>
        </table:table-row>
        <table:table-row table:style-name="Table3.1">
          <table:table-cell table:style-name="Table3.A3" office:value-type="string">
            <text:p text:style-name="P14"/>
            <text:p text:style-name="P14">Substitute ()</text:p>
          </table:table-cell>
          <table:table-cell table:style-name="Table3.B3" office:value-type="string">
            <text:p text:style-name="P14">6,7,8,9</text:p>
          </table:table-cell>
          <table:table-cell table:style-name="Table3.C3" office:value-type="string">
            <text:p text:style-name="P14">October 2nd</text:p>
          </table:table-cell>
        </table:table-row>
      </table:table>
      <text:p text:style-name="P1"/>
      <text:p text:style-name="P7"/>
      <text:p text:style-name="P6"/>
      <text:p text:style-name="P9">Fes els següents exercicis:</text:p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9">Cada pàgina web ha d'incloure:</text:p>
            <text:list xml:id="list623263748" text:style-name="WWNum1">
              <text:list-item>
                <text:p text:style-name="P40"><text:span text:style-name="T20">atribut </text:span><text:span text:style-name="T22">lang</text:span></text:p>
              </text:list-item>
              <text:list-item>
                <text:p text:style-name="P40"><text:span text:style-name="T20">secció <text:s/></text:span><text:span text:style-name="T22">head</text:span><text:span text:style-name="T20"> amb títol.</text:span></text:p>
              </text:list-item>
              <text:list-item>
                <text:p text:style-name="P40"><text:span text:style-name="T22">body</text:span><text:span text:style-name="T20"> amb h1</text:span></text:p>
              </text:list-item>
              <text:list-item>
                <text:p text:style-name="P39">Utilitza només les etiquetes que hem estudiat.</text:p>
              </text:list-item>
            </text:list>
            <text:p text:style-name="P34"/>
            <text:p text:style-name="P19">Recorda comprovar els teus exercicis amb: HTML Validator</text:p>
            <text:p text:style-name="P10"><text:a xlink:type="simple" xlink:href="https://validator.w3.org/#validate_by_input" text:style-name="ListLabel_20_38" text:visited-style-name="ListLabel_20_38"><text:span text:style-name="T27">https://validator.w3.org/#validate_by_input</text:span></text:a></text:p>
            <text:p text:style-name="P19"/>
          </table:table-cell>
        </table:table-row>
      </table:table>
      <text:p text:style-name="P3"/>
      <text:p text:style-name="P1"/>
      <text:p text:style-name="P2"/>
      <text:p text:style-name="P2"/>
      <text:p text:style-name="P5">1. Creu una pàgina web sobre una persona famosa. Escriu un paràgraf i agrega una línia horitzontal davall del títol. Inclou comentaris.</text:p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2">&lt;!DOCTYPE html&gt;</text:p>
            <text:p text:style-name="P22">&lt;html lang="ca"&gt;</text:p>
            <text:p text:style-name="P22"><text:s text:c="4"/>&lt;head&gt;</text:p>
            <text:p text:style-name="P22"><text:s text:c="8"/>&lt;meta charset="utf-8"/&gt;</text:p>
            <text:p text:style-name="P22"><text:s text:c="8"/>&lt;!--Título en la pestaña--&gt;</text:p>
            <text:p text:style-name="P22"><text:s text:c="8"/>&lt;title&gt;Alec Baldwin&lt;/title&gt;</text:p>
            <text:p text:style-name="P22"><text:s text:c="4"/>&lt;/head&gt;</text:p>
            <text:p text:style-name="P22"><text:s text:c="4"/>&lt;body&gt;</text:p>
            <text:p text:style-name="P22"><text:s text:c="8"/>&lt;!--Tít<text:span text:style-name="T32">ulo</text:span>--&gt;</text:p>
            <text:p text:style-name="P22"><text:s text:c="8"/>&lt;h1&gt;Alec Baldwin&lt;/h1&gt;</text:p>
            <text:p text:style-name="P22"><text:soft-page-break/><text:s text:c="8"/>&lt;!--Línea separadora--&gt;</text:p>
            <text:p text:style-name="P22"><text:s text:c="8"/>&lt;hr&gt;</text:p>
            <text:p text:style-name="P22"><text:s text:c="8"/>&lt;!--Párrafo--&gt;</text:p>
            <text:p text:style-name="P22"><text:s text:c="8"/>&lt;p&gt;Alexander Rae Baldwin III (Amityville, Nova York, 3 d'abril de 1958) és un actor nord-americà de cinema i televisió,</text:p>
            <text:p text:style-name="P22"><text:s text:c="12"/>sent el major dels Germans Baldwin, una família que ha estat present en cinema i televisió durant les últimes dues</text:p>
            <text:p text:style-name="P22"><text:s text:c="12"/>dècades i en la qual també destaquen Daniel, William i Stephen. Ha treballat tant en papers secundaris com protagónicos,</text:p>
            <text:p text:style-name="P22"><text:s text:c="12"/>i en nombroses pel·lícules incloent Beetlejuice i La caça de l'Octubre Roig, a més de L'aviador i Infiltrados de Martin</text:p>
            <text:p text:style-name="P22"><text:s text:c="12"/>Scorsese.</text:p>
            <text:p text:style-name="P22"/>
            <text:p text:style-name="P22"><text:s text:c="12"/>Ha estat nominat als premis Oscar, Globus d'Or i Screen Actors Guild pel seu paper a la pel·lícula The Cooler (2003).</text:p>
            <text:p text:style-name="P22"><text:s text:c="12"/>Alec Baldwin va interpretar a Jack Donaghy en la sèrie 30 Rock (2006-2013), un paper pel qual ha guanyat dos Emmy, 3 Globus</text:p>
            <text:p text:style-name="P22"><text:s text:c="12"/>d'Or-set Screen Actors Guild Awards.</text:p>
            <text:p text:style-name="P22"><text:s text:c="12"/></text:p>
            <text:p text:style-name="P22"><text:s text:c="12"/>Baldwin també ha estat presentador de Saturday Night Live en 17 ocasions.&lt;/p&gt;</text:p>
            <text:p text:style-name="P22"><text:s text:c="4"/>&lt;/body&gt;</text:p>
            <text:p text:style-name="P22">&lt;/html&gt;</text:p>
            <text:p text:style-name="P22"/>
          </table:table-cell>
        </table:table-row>
      </table:table>
      <text:p text:style-name="P8"/>
      <text:p text:style-name="P5"/>
      <text:p text:style-name="P5">2. Canvia el color del text del paràgraf a "blau" (CSS en línia). Inclou comentaris.</text:p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body&gt;</text:p>
            <text:p text:style-name="P23"><text:s text:c="8"/>&lt;!--Título--&gt;</text:p>
            <text:p text:style-name="P23"><text:s text:c="8"/>&lt;h1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 cambiado con CSS in-line--&gt;</text:p>
            <text:p text:style-name="P14"><text:span text:style-name="T24"><text:s text:c="8"/>&lt;p style="</text:span><text:span text:style-name="T25">color:</text:span><text:span text:style-name="T24">blue"&gt;Alexander Rae Baldwin III (Amityville, Nova York, 3 </text:span><text:soft-page-break/><text:span text:style-name="T24">d'abril de 1958) és un actor nord-americà de cinema i televisió,</text:span></text:p>
            <text:p text:style-name="P23"><text:s text:c="12"/>sent el major dels Germans Baldwin, una família que ha estat present en cinema i televisió durant les últimes dues</text:p>
            <text:p text:style-name="P23"><text:s text:c="12"/>dècades i en la qual també destaquen Daniel, William i Stephen. Ha 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3. Canvia la font del paràgraf a "courier" (CSS en línia). Inclou comentaris.</text:p>
      <text:p text:style-name="P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body&gt;</text:p>
            <text:p text:style-name="P23"><text:s text:c="8"/>&lt;!--Título--&gt;</text:p>
            <text:p text:style-name="P23"><text:s text:c="8"/>&lt;h1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 y tipo de letra cambiados con CSS in-line--&gt;</text:p>
            <text:p text:style-name="P14"><text:span text:style-name="T24"><text:s text:c="8"/>&lt;p style="</text:span><text:span text:style-name="T25">color:</text:span><text:span text:style-name="T24">blue;font-family: 'Courier New', Courier, monospace;"&gt;Alexander Rae Baldwin III (Amityville, Nova York, 3 d'abril de 1958) és un actor nord-americà de cinema i televisió,</text:span></text:p>
            <text:p text:style-name="P23"><text:s text:c="12"/>sent el major dels Germans Baldwin, una família que ha estat present en <text:soft-page-break/>cinema i televisió durant les últimes dues</text:p>
            <text:p text:style-name="P23"><text:s text:c="12"/>dècades i en la qual també destaquen Daniel, William i Stephen. Ha 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4. Alineació centrada del paràgraf (CSS en línia). Inclou comentaris.</text:p>
      <text:p text:style-name="P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body&gt;</text:p>
            <text:p text:style-name="P23"><text:s text:c="8"/>&lt;!--Título--&gt;</text:p>
            <text:p text:style-name="P23"><text:s text:c="8"/>&lt;h1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, centrado y tipo de letra cambiados con CSS in-line--&gt;</text:p>
            <text:p text:style-name="P14"><text:span text:style-name="T24"><text:s text:c="8"/>&lt;p style="</text:span><text:span text:style-name="T25">color:</text:span><text:span text:style-name="T24">blue;font-family: 'Courier New', Courier, monospace; text-align: center;"&gt;Alexander Rae Baldwin III (Amityville, Nova York, 3 d'abril de 1958) és un actor nord-americà de cinema i televisió,</text:span></text:p>
            <text:p text:style-name="P23"><text:s text:c="12"/>sent el major dels Germans Baldwin, una família que ha estat present en cinema i televisió durant les últimes dues</text:p>
            <text:p text:style-name="P23"><text:s text:c="12"/>dècades i en la qual també destaquen Daniel, William i Stephen. Ha <text:soft-page-break/>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5. Canvia la grandària del paràgraf a 30px (CSS en línia). Inclou comentaris.</text:p>
      <text:p text:style-name="P5"/>
      <text:p text:style-name="P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body&gt;</text:p>
            <text:p text:style-name="P23"><text:s text:c="8"/>&lt;!--Título--&gt;</text:p>
            <text:p text:style-name="P23"><text:s text:c="8"/>&lt;h1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, centrado, tamaño de letra 30px y tipo de letra cambiados con CSS in-line--&gt;</text:p>
            <text:p text:style-name="P14"><text:span text:style-name="T24"><text:s text:c="8"/>&lt;p style="</text:span><text:span text:style-name="T25">color:blue</text:span><text:span text:style-name="T24">;font-family: 'Courier New', Courier, monospace; text-align: center; font-size: 30px;"&gt;Alexander Rae Baldwin III (Amityville, Nova York, 3 d'abril de 1958) és un actor nord-americà de cinema i televisió,</text:span></text:p>
            <text:p text:style-name="P23"><text:s text:c="12"/>sent el major dels Germans Baldwin, una família que ha estat present en cinema i televisió durant les últimes dues</text:p>
            <text:p text:style-name="P23"><text:s text:c="12"/>dècades i en la qual també destaquen Daniel, William i Stephen. Ha <text:soft-page-break/>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6. Canvia el color de fons de la pàgina a taronja (CSS en línia). Inclou comentaris.</text:p>
      <text:p text:style-name="P5"/>
      <text:p text:style-name="P5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!--Página con fondo naranja--&gt;</text:p>
            <text:p text:style-name="P23"><text:s text:c="4"/>&lt;body style="background: orange;"&gt;</text:p>
            <text:p text:style-name="P23"><text:s text:c="8"/>&lt;!--Título--&gt;</text:p>
            <text:p text:style-name="P23"><text:s text:c="8"/>&lt;h1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, centrado, tamaño de letra 30px y tipo de letra cambiados con CSS in-line--&gt;</text:p>
            <text:p text:style-name="P14"><text:span text:style-name="T24"><text:s text:c="8"/>&lt;p style="</text:span><text:span text:style-name="T25">color:</text:span><text:span text:style-name="T24">blue;font-family: 'Courier New', Courier, monospace; text-align: center; font-size: 30px;"&gt;Alexander Rae Baldwin III (Amityville, Nova York, 3 d'abril de 1958) és un actor nord-americà de cinema i televisió,</text:span></text:p>
            <text:p text:style-name="P23"><text:s text:c="12"/>sent el major dels Germans Baldwin, una família que ha estat present en cinema i televisió durant les últimes dues</text:p>
            <text:p text:style-name="P23"><text:soft-page-break/><text:s text:c="12"/>dècades i en la qual també destaquen Daniel, William i Stephen. Ha 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7. Mou l'encapçalat cap a la dreta (CSS en línia). Inclou comentaris.</text:p>
      <text:p text:style-name="P5"/>
      <text:p text:style-name="P5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3">&lt;!DOCTYPE html&gt;</text:p>
            <text:p text:style-name="P23">&lt;html lang="ca"&gt;</text:p>
            <text:p text:style-name="P23"><text:s text:c="4"/>&lt;head&gt;</text:p>
            <text:p text:style-name="P23"><text:s text:c="8"/>&lt;meta charset="utf-8"/&gt;</text:p>
            <text:p text:style-name="P23"><text:s text:c="8"/>&lt;!--Título en la pestaña--&gt;</text:p>
            <text:p text:style-name="P23"><text:s text:c="8"/>&lt;title&gt;Alec Baldwin&lt;/title&gt;</text:p>
            <text:p text:style-name="P23"><text:s text:c="4"/>&lt;/head&gt;</text:p>
            <text:p text:style-name="P23"><text:s text:c="4"/>&lt;!--Página con fondo naranja--&gt;</text:p>
            <text:p text:style-name="P23"><text:s text:c="4"/>&lt;body style="background: orange;"&gt;</text:p>
            <text:p text:style-name="P23"><text:s text:c="8"/>&lt;!--Título alineado a la derecha <text:span text:style-name="T33">con CSS in-line</text:span>--&gt;</text:p>
            <text:p text:style-name="P23"><text:s text:c="8"/>&lt;h1 style="text-align: right;"&gt;Alec Baldwin&lt;/h1&gt;</text:p>
            <text:p text:style-name="P23"><text:s text:c="8"/>&lt;!--Línea separadora--&gt;</text:p>
            <text:p text:style-name="P23"><text:s text:c="8"/>&lt;hr&gt;</text:p>
            <text:p text:style-name="P23"><text:s text:c="8"/>&lt;!--Párrafo con fondo, centrado, tamaño de letra 30px y tipo de letra cambiados con CSS in-line--&gt;</text:p>
            <text:p text:style-name="P14"><text:span text:style-name="T24"><text:s text:c="8"/>&lt;p style="</text:span><text:span text:style-name="T25">color:</text:span><text:span text:style-name="T24">blue;font-family: 'Courier New', Courier, monospace; text-align: center; font-size: 30px;"&gt;Alexander Rae Baldwin III (Amityville, Nova York, 3 d'abril de 1958) és un actor nord-americà de cinema i televisió,</text:span></text:p>
            <text:p text:style-name="P23"><text:s text:c="12"/>sent el major dels Germans Baldwin, una família que ha estat present en <text:soft-page-break/>cinema i televisió durant les últimes dues</text:p>
            <text:p text:style-name="P23"><text:s text:c="12"/>dècades i en la qual també destaquen Daniel, William i Stephen. Ha treballat tant en papers secundaris com protagónicos,</text:p>
            <text:p text:style-name="P23"><text:s text:c="12"/>i en nombroses pel·lícules incloent Beetlejuice i La caça de l'Octubre Roig, a més de L'aviador i Infiltrados de Martin</text:p>
            <text:p text:style-name="P23"><text:s text:c="12"/>Scorsese.</text:p>
            <text:p text:style-name="P23"/>
            <text:p text:style-name="P23"><text:s text:c="12"/>Ha estat nominat als premis Oscar, Globus d'Or i Screen Actors Guild pel seu paper a la pel·lícula The Cooler (2003).</text:p>
            <text:p text:style-name="P23"><text:s text:c="12"/>Alec Baldwin va interpretar a Jack Donaghy en la sèrie 30 Rock (2006-2013), un paper pel qual ha guanyat dos Emmy, 3 Globus</text:p>
            <text:p text:style-name="P23"><text:s text:c="12"/>d'Or-set Screen Actors Guild Awards.</text:p>
            <text:p text:style-name="P23"><text:s text:c="12"/></text:p>
            <text:p text:style-name="P23"><text:s text:c="12"/>Baldwin també ha estat presentador de Saturday Night Live en 17 ocasions.&lt;/p&gt;</text:p>
            <text:p text:style-name="P23"><text:s text:c="4"/>&lt;/body&gt;</text:p>
            <text:p text:style-name="P23">&lt;/html&gt;</text:p>
            <text:p text:style-name="P23"/>
          </table:table-cell>
        </table:table-row>
      </table:table>
      <text:p text:style-name="P5"/>
      <text:p text:style-name="P5"/>
      <text:p text:style-name="P5"/>
      <text:p text:style-name="P5">8. Escriu un nou paràgraf i:</text:p>
      <text:p text:style-name="P5"/>
      <text:list xml:id="list3868293779" text:style-name="WWNum2">
        <text:list-item>
          <text:p text:style-name="P41">Seleccione una paraula i agrega-li una importància addicional (etiquetes HTML) i emfatitza-la (etiquetes HTML)</text:p>
        </text:list-item>
      </text:list>
      <text:p text:style-name="P5"/>
      <text:list xml:id="list1301698202" text:style-name="WWNum4">
        <text:list-item>
          <text:p text:style-name="P42">Seleccione una paraula i agrega-li una importància addicional (etiquetes HTML) i emfatitza-la (CSS en línia)</text:p>
        </text:list-item>
      </text:list>
      <text:p text:style-name="P33"/>
      <text:list xml:id="list195404723703354" text:continue-numbering="true" text:style-name="WWNum4">
        <text:list-item>
          <text:p text:style-name="P42">Seleccione una paraula i ressalte-la (etiqueta HTML) i en negreta (CSS en línia)</text:p>
        </text:list-item>
      </text:list>
      <text:p text:style-name="P33"/>
      <text:list xml:id="list195404020441899" text:continue-numbering="true" text:style-name="WWNum4">
        <text:list-item>
          <text:p text:style-name="P42">Seleccione una paraula i la negreta (etiqueta HTML) i ressalte-la (CSS en línia)</text:p>
        </text:list-item>
      </text:list>
      <text:p text:style-name="P5"/>
      <text:p text:style-name="P5">Inclou comentaris</text:p>
      <text:p text:style-name="P5"/>
      <text:p text:style-name="P5"/>
      <text:p text:style-name="P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3"/>
            <text:p text:style-name="P23"/>
            <text:p text:style-name="P23"><text:soft-page-break/></text:p>
          </table:table-cell>
        </table:table-row>
      </table:table>
      <text:p text:style-name="P5"/>
      <text:p text:style-name="P5"/>
      <text:p text:style-name="P5"/>
      <text:p text:style-name="P5">9. Agrega un altre paràgraf i aplicació aquestes propietats CSS com desitge:</text:p>
      <text:p text:style-name="P24">color, font-family, text-align, text-decoration, font-weight, font-style, background-color, font-size.</text:p>
      <text:p text:style-name="P5">Inclou comentaris.</text:p>
      <text:p text:style-name="P5"/>
      <text:p text:style-name="P5"/>
      <text:p text:style-name="P4"/>
      <text:p text:style-name="P5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"/>
            <text:p text:style-name="P23"/>
            <text:p text:style-name="P23"/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Arial2" svg:font-family="Ari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Verdana" fo:font-family="Verdan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Verdana" fo:font-family="Verdana" style:font-family-generic="roman" style:font-pitch="variable" fo:font-size="11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9pt" style:text-underline-style="none" fo:font-weight="bold" fo:background-color="#ffffff" style:font-name-asian="Arial1" style:font-family-asian="Arial" style:font-family-generic-asian="system" style:font-pitch-asian="variable" style:font-size-asian="11.5pt" style:font-name-complex="Arial1" style:font-family-complex="Arial" style:font-family-generic-complex="system" style:font-pitch-complex="variable" style:font-size-complex="11.5pt"/>
    </style:style>
    <style:style style:name="ListLabel_20_20" style:display-name="ListLabel 20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="Verdana" fo:font-family="Verdana" style:font-family-generic="roman" style:font-pitch="variable" fo:font-size="11.5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Verdana" fo:font-family="Verdana" style:font-family-generic="roman" style:font-pitch="variable" fo:font-size="9pt" style:text-underline-style="solid" style:text-underline-width="auto" style:text-underline-color="font-color" fo:background-color="#ffffff" style:font-name-asian="Verdana1" style:font-family-asian="Verdana" style:font-family-generic-asian="system" style:font-pitch-asian="variable" style:font-size-asian="9pt" style:font-name-complex="Verdana1" style:font-family-complex="Verdana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2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2"/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2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2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2"/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2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3.547cm" svg:y="0.318cm" svg:width="2.367cm" svg:height="1.152cm" draw:z-index="12"><draw:image xlink:href="Pictures/1000000000000157000000A7F03B181F4E9E1327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dc:date>2021-10-08T19:54:02.376979077</dc:date>
    <meta:editing-duration>PT4H42M46S</meta:editing-duration>
    <meta:editing-cycles>8</meta:editing-cycles>
    <meta:document-statistic meta:table-count="13" meta:image-count="1" meta:object-count="0" meta:page-count="13" meta:paragraph-count="293" meta:word-count="2345" meta:character-count="16415" meta:non-whitespace-character-count="13045"/>
  </office:meta>
</office:document-meta>
</file>